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13.12mm"/>
    </style:style>
    <style:style style:name="co14" style:family="table-column">
      <style:table-column-properties fo:break-before="auto" style:column-width="5.45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77.59mm"/>
    </style:style>
    <style:style style:name="co17" style:family="table-column">
      <style:table-column-properties fo:break-before="auto" style:column-width="78.83mm"/>
    </style:style>
    <style:style style:name="co18" style:family="table-column">
      <style:table-column-properties fo:break-before="auto" style:column-width="47.94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4.3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8.4mm"/>
    </style:style>
    <style:style style:name="co23" style:family="table-column">
      <style:table-column-properties fo:break-before="auto" style:column-width="49.09mm"/>
    </style:style>
    <style:style style:name="co24" style:family="table-column">
      <style:table-column-properties fo:break-before="auto" style:column-width="39.09mm"/>
    </style:style>
    <style:style style:name="co25" style:family="table-column">
      <style:table-column-properties fo:break-before="auto" style:column-width="80.57mm"/>
    </style:style>
    <style:style style:name="co26" style:family="table-column">
      <style:table-column-properties fo:break-before="auto" style:column-width="27.27mm"/>
    </style:style>
    <style:style style:name="co27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table-cell-properties fo:background-color="#666666"/>
      <style:text-properties fo:color="#faa61a"/>
    </style:style>
    <style:style style:name="ce9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2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6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table:number-columns-repeated="3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55.5546278048471" calcext:value-type="float">
            <text:p>55,5546278048471</text:p>
          </table:table-cell>
          <table:table-cell table:formula="of:=INDIRECT(ADDRESS(ROW();COLUMN()-1))" office:value-type="float" office:value="55.5546278048471" calcext:value-type="float">
            <text:p>55,554627804847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56.6370440665389" calcext:value-type="float">
            <text:p>56,63704406653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57.7849517889688" calcext:value-type="float">
            <text:p>57,7849517889688</text:p>
          </table:table-cell>
          <table:table-cell table:number-columns-repeated="3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56.8254946605172" calcext:value-type="float">
            <text:p>56,8254946605172</text:p>
          </table:table-cell>
          <table:table-cell table:number-columns-repeated="3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55.9574075170247" calcext:value-type="float">
            <text:p>55,957407517024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57.5901399935061" calcext:value-type="float">
            <text:p>57,5901399935061</text:p>
          </table:table-cell>
          <table:table-cell table:number-columns-repeated="3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58.0509656692297" calcext:value-type="float">
            <text:p>58,05096566922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56.739835299618" calcext:value-type="float">
            <text:p>56,73983529961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55.5126294177733" calcext:value-type="float">
            <text:p>55,5126294177733</text:p>
          </table:table-cell>
          <table:table-cell table:number-columns-repeated="3"/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Matched Trace Length/mm</text:p>
          </table:table-cell>
          <table:table-cell table:style-name="ce8" office:value-type="string" calcext:value-type="string">
            <text:p>Layer(0=inner, 1=outer)</text:p>
          </table:table-cell>
          <table:table-cell table:style-name="ce8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58.2297298882202" calcext:value-type="float">
            <text:p>58,2297298882202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57.3743651476967" calcext:value-type="float">
            <text:p>57,3743651476967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56.6627057316184" calcext:value-type="float">
            <text:p>56,6627057316184</text:p>
          </table:table-cell>
          <table:table-cell table:number-columns-repeated="3"/>
          <table:table-cell table:style-name="ce9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56.3413927702708" calcext:value-type="float">
            <text:p>56,3413927702708</text:p>
          </table:table-cell>
          <table:table-cell table:number-columns-repeated="3"/>
          <table:table-cell table:style-name="ce9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55.7779927206096" calcext:value-type="float">
            <text:p>55,7779927206096</text:p>
          </table:table-cell>
          <table:table-cell table:number-columns-repeated="3"/>
          <table:table-cell table:style-name="ce9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57.2225637486348" calcext:value-type="float">
            <text:p>57,222563748634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55.584771225518" calcext:value-type="float">
            <text:p>55,58477122551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4.7985845511384" calcext:value-type="float">
            <text:p>54,798584551138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56.1195458684989" calcext:value-type="float">
            <text:p>56,11954586849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3.1334677761905" calcext:value-type="float">
            <text:p>53,133467776190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4.1939089782085" calcext:value-type="float">
            <text:p>54,193908978208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4.0833108160349" calcext:value-type="float">
            <text:p>54,083310816034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0.2783726053583" calcext:value-type="float">
            <text:p>50,278372605358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1.5477214470378" calcext:value-type="float">
            <text:p>51,547721447037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31.1272038160168" calcext:value-type="float">
            <text:p>31,127203816016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88.5838014362976" calcext:value-type="float">
            <text:p>88,583801436297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87.3786572334529" calcext:value-type="float">
            <text:p>87,378657233452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83.5789197996702" calcext:value-type="float">
            <text:p>83,578919799670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32.292581574038" calcext:value-type="float">
            <text:p>32,29258157403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33.6152407195981" calcext:value-type="float">
            <text:p>33,61524071959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31.175467364435" calcext:value-type="float">
            <text:p>31,17546736443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33.7864573570325" calcext:value-type="float">
            <text:p>33,78645735703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31.7785068065551" calcext:value-type="float">
            <text:p>31,778506806555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32.8082707912039" calcext:value-type="float">
            <text:p>32,808270791203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34.3863528708225" calcext:value-type="float">
            <text:p>34,38635287082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34.0745941399308" calcext:value-type="float">
            <text:p>34,074594139930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88.6383528413759" calcext:value-type="float">
            <text:p>88,638352841375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88.6672429935981" calcext:value-type="float">
            <text:p>88,66724299359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85.0886028436294" calcext:value-type="float">
            <text:p>85,088602843629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85.3558367516846" calcext:value-type="float">
            <text:p>85,355836751684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89.7112821122861" calcext:value-type="float">
            <text:p>89,711282112286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88.6440459007844" calcext:value-type="float">
            <text:p>88,64404590078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86.882341412483" calcext:value-type="float">
            <text:p>86,88234141248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86.5233387856044" calcext:value-type="float">
            <text:p>86,52333878560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87.9660620049586" calcext:value-type="float">
            <text:p>87,966062004958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82.3408094831562" calcext:value-type="float">
            <text:p>82,340809483156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88.4770778151474" calcext:value-type="float">
            <text:p>88,477077815147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85.1807964176325" calcext:value-type="float">
            <text:p>85,18079641763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88.3305027781378" calcext:value-type="float">
            <text:p>88,330502778137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86.0569327692881" calcext:value-type="float">
            <text:p>86,05693276928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87.9675914836056" calcext:value-type="float">
            <text:p>87,967591483605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87.547154797737" calcext:value-type="float">
            <text:p>87,54715479773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82.5678501955375" calcext:value-type="float">
            <text:p>82,567850195537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86.6901256166339" calcext:value-type="float">
            <text:p>86,690125616633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83.8025015745742" calcext:value-type="float">
            <text:p>83,802501574574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86.7113778125026" calcext:value-type="float">
            <text:p>86,711377812502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85.842856950727" calcext:value-type="float">
            <text:p>85,8428569507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83.8541863366358" calcext:value-type="float">
            <text:p>83,854186336635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86.4409544630309" calcext:value-type="float">
            <text:p>86,440954463030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84.7587058159031" calcext:value-type="float">
            <text:p>84,758705815903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31.6882675663787" calcext:value-type="float">
            <text:p>31,688267566378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87.8776921275731" calcext:value-type="float">
            <text:p>87,877692127573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87.0553424416723" calcext:value-type="float">
            <text:p>87,055342441672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85.0202379405726" calcext:value-type="float">
            <text:p>85,020237940572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31.7253149380519" calcext:value-type="float">
            <text:p>31,725314938051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87.7563534882399" calcext:value-type="float">
            <text:p>87,756353488239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87.3953115564986" calcext:value-type="float">
            <text:p>87,395311556498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84.9074711869838" calcext:value-type="float">
            <text:p>84,907471186983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1.8560228598944" calcext:value-type="float">
            <text:p>51,85602285989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0.9855502658452" calcext:value-type="float">
            <text:p>50,985550265845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4.2495694911979" calcext:value-type="float">
            <text:p>54,249569491197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48.7320946399617" calcext:value-type="float">
            <text:p>48,732094639961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</calcext:conditional-formats>
      </table:table>
      <table:table table:name="signal spee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number-columns-repeated="3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8:35:43.245868594</dc:date>
    <meta:editing-duration>P6DT6H22M35S</meta:editing-duration>
    <meta:editing-cycles>45</meta:editing-cycles>
    <meta:generator>LibreOffice/6.0.3.2$Linux_X86_64 LibreOffice_project/00m0$Build-2</meta:generator>
    <meta:document-statistic meta:table-count="3" meta:cell-count="1108" meta:object-count="0"/>
  </office:meta>
</office:document-meta>
</file>